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style:text-underline-style="none" fo:font-weight="bold" officeooo:rsid="0016f6bd" officeooo:paragraph-rsid="0016f6b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e10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7f055" officeooo:paragraph-rsid="0017f055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7f055" officeooo:paragraph-rsid="001e1055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8e980" officeooo:paragraph-rsid="0018e98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8e980" officeooo:paragraph-rsid="001e105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e105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bf4e6" officeooo:paragraph-rsid="001bf4e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bf4e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Arial" fo:font-size="12pt" style:text-underline-style="none" fo:font-weight="normal" officeooo:rsid="001e1055" officeooo:paragraph-rsid="001e105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e105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officeooo:rsid="001e1055" officeooo:paragraph-rsid="001f11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1e1055" officeooo:paragraph-rsid="001e1055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style:text-underline-style="none" fo:font-weight="normal" officeooo:rsid="001e1055" officeooo:paragraph-rsid="001e105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bf4e6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JBlue.</text:p>
      <text:p text:style-name="P4">En este documento se encuentra la redacció<text:span text:style-name="T3">n </text:span>escrita de la base de datos así como el uso de cada tabla, el porque de algunos campos y su respectivo manejo.</text:p>
      <text:p text:style-name="P4"/>
      <text:p text:style-name="P16">Base de datos.</text:p>
      <text:p text:style-name="P16"/>
      <text:p text:style-name="P11">A continuación se muestra la estructura de la base de datos con una breve descripción de cada tabla.</text:p>
      <text:p text:style-name="P4"/>
      <text:list xml:id="list2712113783" text:style-name="L1">
        <text:list-item>
          <text:p text:style-name="P2"><text:span text:style-name="T2">JBlue </text:span>– Base de datos general.</text:p>
          <text:list>
            <text:list-item>
              <text:p text:style-name="P2"><text:span text:style-name="T2">Calles</text:span><text:span text:style-name="T1"> </text:span>– Tabla en la cual se almacenan todas las calles pertenecientes a la colonia en donde se utilice este software.</text:p>
            </text:list-item>
            <text:list-item>
              <text:p text:style-name="P5"><text:span text:style-name="T2">Tomas </text:span>– Tabla que almacena el tipo de tomas, su costo y el costo de su recargo.</text:p>
            </text:list-item>
            <text:list-item>
              <text:p text:style-name="P5"><text:span text:style-name="T2">Personal </text:span>– Tabla que almacena la información del personal encargado de utilizar y/o administrar el software.</text:p>
            </text:list-item>
            <text:list-item>
              <text:p text:style-name="P7"><text:span text:style-name="T2">Movimientos</text:span> – Tabla que almacena los diferentes tipos de movimientos que pueden generarse y una descripción.</text:p>
            </text:list-item>
            <text:list-item>
              <text:p text:style-name="P7"><text:span text:style-name="T2">Historial de Movimientos</text:span><text:span text:style-name="T1"> </text:span>– tabla que almacena todos los movimientos generados por el usuario.</text:p>
            </text:list-item>
            <text:list-item>
              <text:p text:style-name="P9"><text:span text:style-name="T2">Usuario</text:span> – Tabla que almacena la información correspondiente de los usuarios, nombre completo, calle, toma, etc.</text:p>
            </text:list-item>
          </text:list>
        </text:list-item>
      </text:list>
      <text:p text:style-name="P11"/>
      <text:p text:style-name="P12"/>
      <text:p text:style-name="P13">Tablas.</text:p>
      <text:list xml:id="list121234060392698" text:continue-numbering="true" text:style-name="L1">
        <text:list-item>
          <text:p text:style-name="P3"><text:span text:style-name="T2">Calles</text:span></text:p>
          <text:list>
            <text:list-item>
              <text:p text:style-name="P17">id</text:p>
            </text:list-item>
            <text:list-item>
              <text:p text:style-name="P17">nombre</text:p>
            </text:list-item>
            <text:list-item>
              <text:p text:style-name="P17">numero</text:p>
            </text:list-item>
          </text:list>
        </text:list-item>
        <text:list-item>
          <text:p text:style-name="P6"><text:span text:style-name="T2">Tomas </text:span></text:p>
          <text:list>
            <text:list-item>
              <text:p text:style-name="P14">id</text:p>
            </text:list-item>
            <text:list-item>
              <text:p text:style-name="P14">tipo de toma</text:p>
            </text:list-item>
            <text:list-item>
              <text:p text:style-name="P14">precio</text:p>
            </text:list-item>
            <text:list-item>
              <text:p text:style-name="P14">recargo</text:p>
            </text:list-item>
          </text:list>
        </text:list-item>
        <text:list-item>
          <text:p text:style-name="P6"><text:span text:style-name="T2">Personal</text:span></text:p>
          <text:list>
            <text:list-item>
              <text:p text:style-name="P14">id</text:p>
            </text:list-item>
            <text:list-item>
              <text:p text:style-name="P14">nombre</text:p>
            </text:list-item>
            <text:list-item>
              <text:p text:style-name="P14">apellidos</text:p>
            </text:list-item>
            <text:list-item>
              <text:p text:style-name="P14">cargo</text:p>
            </text:list-item>
            <text:list-item>
              <text:p text:style-name="P14">registro</text:p>
            </text:list-item>
          </text:list>
        </text:list-item>
        <text:list-item>
          <text:p text:style-name="P8"><text:span text:style-name="T2">Movimientos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/text:p>
            </text:list-item>
          </text:list>
        </text:list-item>
        <text:list-item>
          <text:p text:style-name="P8"><text:span text:style-name="T2">Historial de Movimientos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/text:p>
            </text:list-item>
          </text:list>
        </text:list-item>
        <text:list-item>
          <text:p text:style-name="P10"><text:span text:style-name="T2">Usuario</text:span></text:p>
          <text:list>
            <text:list-item>
              <text:p text:style-name="P15">id</text:p>
            </text:list-item>
            <text:list-item>
              <text:p text:style-name="P15">nombre</text:p>
            </text:list-item>
            <text:list-item>
              <text:p text:style-name="P15">apellidos</text:p>
            </text:list-item>
            <text:list-item>
              <text:p text:style-name="P15">cargo<text:span text:style-name="T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Campos</meta:initial-creator>
    <meta:creation-date>2023-01-07T06:36:34.321062122</meta:creation-date>
    <dc:date>2023-01-07T12:12:32.531612726</dc:date>
    <dc:creator>Juan Pablo Campos</dc:creator>
    <meta:editing-duration>PT3H5M49S</meta:editing-duration>
    <meta:editing-cycles>8</meta:editing-cycles>
    <meta:generator>LibreOffice/7.4.3.2$Linux_X86_64 LibreOffice_project/8d7af0b9f05ca3f6bf3593323f061d3291e2ce28</meta:generator>
    <meta:document-statistic meta:table-count="0" meta:image-count="0" meta:object-count="0" meta:page-count="2" meta:paragraph-count="42" meta:word-count="225" meta:character-count="1179" meta:non-whitespace-character-count="1025"/>
  </office:meta>
</office:document-meta>
</file>